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295.51pt"/>
    </style:style>
    <style:style style:name="co9" style:family="table-column">
      <style:table-column-properties fo:break-before="auto" style:column-width="108.74pt"/>
    </style:style>
    <style:style style:name="co10" style:family="table-column">
      <style:table-column-properties fo:break-before="auto" style:column-width="375.76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75.74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Inventory">
      <style:table-properties table:display="true" style:writing-mode="lr-tb"/>
    </style:style>
    <style:style style:name="ta3" style:family="table" style:master-page-name="PageStyle_5f_TC-01">
      <style:table-properties table:display="true" style:writing-mode="lr-tb"/>
    </style:style>
    <style:style style:name="ta4" style:family="table" style:master-page-name="PageStyle_5f_TC-02">
      <style:table-properties table:display="true" style:writing-mode="lr-tb"/>
    </style:style>
    <style:style style:name="ta5" style:family="table" style:master-page-name="PageStyle_5f_TC-03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Inventory.E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Class Attendance Mobile A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ntory of Test Ca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Atienza,​​ John​​​ Oliver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ustria,​​ Ronnel​​ Roi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abriel,​​ ​Kristianne​​ Ariel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st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2-06" calcext:value-type="date">
            <text:p>12/06/2017</text:p>
          </table:table-cell>
          <table:table-cell table:style-name="ce4" office:value-type="string" calcext:value-type="string">
            <text:p>Arielle Gabriel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Initial Draft; Added TC-01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2-06" calcext:value-type="date">
            <text:p>12/06/2017</text:p>
          </table:table-cell>
          <table:table-cell table:style-name="ce4" office:value-type="string" calcext:value-type="string">
            <text:p>John Oliver Atienza</text:p>
          </table:table-cell>
          <table:table-cell table:style-name="ce5" office:value-type="float" office:value="1.1" calcext:value-type="float">
            <text:p>1.1</text:p>
          </table:table-cell>
          <table:table-cell table:style-name="ce4" office:value-type="string" calcext:value-type="string">
            <text:p>Added TC-0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2-06" calcext:value-type="date">
            <text:p>12/06/2017</text:p>
          </table:table-cell>
          <table:table-cell table:style-name="ce4" office:value-type="string" calcext:value-type="string">
            <text:p>Ronnel Austria</text:p>
          </table:table-cell>
          <table:table-cell table:style-name="ce5" office:value-type="float" office:value="1.2" calcext:value-type="float">
            <text:p>1.2</text:p>
          </table:table-cell>
          <table:table-cell table:style-name="ce4" office:value-type="string" calcext:value-type="string">
            <text:p>Added TC-03</text:p>
          </table:table-cell>
          <table:table-cell table:number-columns-repeated="1020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ntory" table:style-name="ta2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office:annotation draw:style-name="gr1" draw:text-style-name="P2" svg:width="600.01pt" svg:height="52.64pt" svg:x="483.73pt" svg:y="4.42pt" draw:caption-point-x="-11.54pt" draw:caption-point-y="-4.14pt">
              <dc:date>2017-12-05T00:00:00</dc:date>
              <text:p text:style-name="P1">Ganito ba yun: V=valid then I=Invalid?</text:p>
              <text:p text:style-name="P1"><text:tab/>-Kristianne Arielle Gabriel</text:p>
              <text:p text:style-name="P1">Yun din pagkakaintindi ko</text:p>
              <text:p text:style-name="P1"><text:tab/>-John Oliver Atienza</text:p>
            </office:annotation>
            <text:p>Attendance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Passed?</text:p>
          </table:table-cell>
          <table:table-cell table:style-name="ce6" office:value-type="string" calcext:value-type="string">
            <text:p>Remarks</text:p>
          </table:table-cell>
          <table:table-cell table:style-name="ce10" table:number-columns-repeated="3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TC-01</text:p>
          </table:table-cell>
          <table:table-cell table:style-name="ce1" office:value-type="string" calcext:value-type="string">
            <text:p>Successfully marked the student as absent</text:p>
          </table:table-cell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A new absent attandance record of a student is added to the database.</text:p>
          </table:table-cell>
          <table:table-cell table:content-validation-name="val1"/>
          <table:table-cell table:style-name="ce9"/>
          <table:table-cell table:number-columns-repeated="1018"/>
        </table:table-row>
        <table:table-row table:style-name="ro1">
          <table:table-cell table:style-name="ce1" office:value-type="string" calcext:value-type="string">
            <text:p>TC-02</text:p>
          </table:table-cell>
          <table:table-cell table:style-name="ce1" office:value-type="string" calcext:value-type="string">
            <text:p>Action of marking the student as absent is cancelled</text:p>
          </table:table-cell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Attendance record of the student remains unchanged.</text:p>
          </table:table-cell>
          <table:table-cell table:content-validation-name="val1"/>
          <table:table-cell table:style-name="ce9"/>
          <table:table-cell table:number-columns-repeated="1018"/>
        </table:table-row>
        <table:table-row table:style-name="ro1">
          <table:table-cell table:style-name="ce1" office:value-type="string" calcext:value-type="string">
            <text:p>TC-03</text:p>
          </table:table-cell>
          <table:table-cell table:style-name="ce1" office:value-type="string" calcext:value-type="string">
            <text:p>System crashes during action due to some error</text:p>
          </table:table-cell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Display error message and system should be able to recover.</text:p>
          </table:table-cell>
          <table:table-cell table:content-validation-name="val1"/>
          <table:table-cell table:style-name="ce9"/>
          <table:table-cell table:number-columns-repeated="1018"/>
        </table:table-row>
        <table:table-row table:style-name="ro1" table:number-rows-repeated="988">
          <table:table-cell/>
          <table:table-cell table:style-name="ce7"/>
          <table:table-cell table:style-name="ce8"/>
          <table:table-cell table:number-columns-repeated="1021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1" table:style-name="ta3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office:value-type="string" calcext:value-type="string">
            <text:p>TC-0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CheckAttendanceUI sends a request to AddAttendanceController to mark a specified student as abs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AddAttendance sends a message to AttendanceData to process the request of marking the student as abs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AttendanceData request the DB server to execute an INSERT-statement.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2" table:style-name="ta4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office:value-type="string" calcext:value-type="string">
            <text:p>TC-0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ViewClassAttendanceUI sends a request to retrieve the list of students enrolled in the class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It also displays the list of the students retrieve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The CheckAttendanceUI displays the actions available to be performed on the selected studen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The navigates back the previous screen of the application. Therefore, the AttendanceRecord remains unchanged.</text:p>
          </table:table-cell>
          <table:table-cell table:number-columns-repeated="1022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3" table:style-name="ta5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C-0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CheckAttendanceUI sends a request to AddAttendanceController to mark a specified student as abs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AddAttendance sends a message to AttendanceData to process the request of marking the student as abs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AttendanceData request the DB server to execute an INSERT-statement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System crashes before or during execution of request due to some erro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5.)</text:p>
          </table:table-cell>
          <table:table-cell table:style-name="ce1" office:value-type="string" calcext:value-type="string">
            <text:p>System identifies the error and displays an error messag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6.)</text:p>
          </table:table-cell>
          <table:table-cell table:style-name="ce1" office:value-type="string" calcext:value-type="string">
            <text:p>System recovers.</text:p>
          </table:table-cell>
          <table:table-cell table:number-columns-repeated="1022"/>
        </table:table-row>
        <table:table-row table:style-name="ro1" table:number-rows-repeated="98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ntory" style:display-name="PageStyle_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1" style:display-name="PageStyle_TC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2" style:display-name="PageStyle_TC-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3" style:display-name="PageStyle_TC-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79" meta:object-count="0"/>
    <meta:generator>LibreOfficeDev/5.1.0.3$Linux_X86_64 LibreOffice_project/</meta:generator>
  </office:meta>
</office:document-meta>
</file>